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solid" draw:fill-color="#e6e6e6"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solid" draw:fill-color="#999999" draw:textarea-horizontal-align="center" draw:textarea-vertical-align="middle"/>
    </style:style>
    <style:style style:name="gr5" style:family="graphic" style:parent-style-name="standard">
      <style:graphic-properties draw:stroke="dash" draw:stroke-dash="Fine_20_Dashed_20__28_var_29_" draw:textarea-horizontal-align="center" draw:textarea-vertical-align="middl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333333" draw:textarea-horizontal-align="center" draw:textarea-vertical-align="middle"/>
    </style:style>
    <style:style style:name="gr8" style:family="graphic" style:parent-style-name="standard">
      <style:graphic-properties draw:stroke="dash" draw:stroke-dash="Fine_20_Dashed" draw:textarea-horizontal-align="center" draw:textarea-vertical-align="middle"/>
    </style:style>
    <style:style style:name="gr9" style:family="graphic" style:parent-style-name="standard">
      <style:graphic-properties draw:stroke="none" svg:stroke-color="#000000" draw:fill="none" draw:fill-color="#ffffff" fo:min-height="1.3cm"/>
    </style:style>
    <style:style style:name="gr10" style:family="graphic" style:parent-style-name="standard">
      <style:graphic-properties draw:stroke="dash" draw:stroke-dash="Linienstil_20_1" draw:marker-end="Linienende_20_1"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dash" draw:stroke-dash="Linienstil_20_1" draw:marker-end="" draw:textarea-horizontal-align="center" draw:textarea-vertical-align="middle"/>
    </style:style>
    <style:style style:name="P1" style:family="paragraph">
      <style:paragraph-properties fo:text-align="center"/>
      <style:text-properties fo:font-size="20pt" style:font-size-asian="20pt" style:font-size-complex="20pt"/>
    </style:style>
    <style:style style:name="P2" style:family="paragraph">
      <style:paragraph-properties fo:text-align="center"/>
    </style:style>
    <style:style style:name="P3" style:family="paragraph">
      <style:text-properties fo:font-size="14pt" style:font-size-asian="14pt" style:font-size-complex="14pt"/>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6.5cm" svg:height="3cm" svg:x="5.6cm" svg:y="16.1cm">
          <text:p/>
        </draw:rect>
        <draw:rect draw:style-name="gr1" draw:text-style-name="P1" draw:layer="layout" svg:width="6.5cm" svg:height="3cm" svg:x="5.6cm" svg:y="0.1cm">
          <text:p/>
        </draw:rect>
        <draw:rect draw:style-name="gr1" draw:text-style-name="P1" draw:layer="layout" svg:width="6.5cm" svg:height="3cm" svg:x="5.6cm" svg:y="8.1cm">
          <text:p/>
        </draw:rect>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rect draw:style-name="gr4" draw:text-style-name="P2" draw:layer="layout" svg:width="0.249cm" svg:height="0.249cm" svg:x="8.84cm" svg:y="8.524cm">
          <text:p/>
        </draw:rect>
        <draw:rect draw:style-name="gr4" draw:text-style-name="P2" draw:layer="layout" svg:width="0.249cm" svg:height="0.249cm" svg:x="8.84cm" svg:y="9.219cm">
          <text:p/>
        </draw:rect>
        <draw:rect draw:style-name="gr4" draw:text-style-name="P2" draw:layer="layout" svg:width="0.248cm" svg:height="0.247cm" svg:x="9.436cm" svg:y="8.873cm">
          <text:p/>
        </draw:rect>
        <draw:rect draw:style-name="gr4" draw:text-style-name="P2" draw:layer="layout" svg:width="0.248cm" svg:height="0.249cm" svg:x="10.032cm" svg:y="8.524cm">
          <text:p/>
        </draw:rect>
        <draw:line draw:style-name="gr3" draw:text-style-name="P2" draw:layer="layout" svg:x1="9.089cm" svg:y1="9.344cm" svg:x2="9.561cm" svg:y2="9.121cm">
          <text:p/>
        </draw:line>
        <draw:line draw:style-name="gr3" draw:text-style-name="P2" draw:layer="layout" svg:x1="9.089cm" svg:y1="8.649cm" svg:x2="9.561cm" svg:y2="8.872cm">
          <text:p/>
        </draw:line>
        <draw:line draw:style-name="gr3" draw:text-style-name="P2" draw:layer="layout" svg:x1="9.684cm" svg:y1="8.996cm" svg:x2="10.156cm" svg:y2="8.996cm">
          <text:p/>
        </draw:line>
        <draw:line draw:style-name="gr3" draw:text-style-name="P2" draw:layer="layout" svg:x1="10.156cm" svg:y1="8.773cm" svg:x2="10.156cm" svg:y2="8.996cm">
          <text:p/>
        </draw:line>
        <draw:circle draw:style-name="gr1" draw:text-style-name="P2" draw:layer="layout" svg:width="0.298cm" svg:height="0.298cm" svg:x="7.996cm" svg:y="8.5cm">
          <text:p/>
        </draw:circle>
        <draw:circle draw:style-name="gr1" draw:text-style-name="P2" draw:layer="layout" svg:width="0.298cm" svg:height="0.298cm" svg:x="7.996cm" svg:y="9.195cm">
          <text:p/>
        </draw:circle>
        <draw:line draw:style-name="gr5" draw:text-style-name="P2" draw:layer="layout" svg:x1="8.294cm" svg:y1="8.649cm" svg:x2="8.84cm" svg:y2="8.649cm">
          <text:p/>
        </draw:line>
        <draw:line draw:style-name="gr5" draw:text-style-name="P2" draw:layer="layout" svg:x1="8.294cm" svg:y1="9.344cm" svg:x2="8.84cm" svg:y2="9.344cm">
          <text:p/>
        </draw:line>
        <draw:circle draw:style-name="gr1" draw:text-style-name="P2" draw:layer="layout" svg:width="0.298cm" svg:height="0.297cm" svg:x="7.5cm" svg:y="8.848cm">
          <text:p/>
        </draw:circle>
        <draw:line draw:style-name="gr5" draw:text-style-name="P2" draw:layer="layout" svg:x1="7.798cm" svg:y1="8.996cm" svg:x2="9.436cm" svg:y2="8.996cm">
          <text:p/>
        </draw:line>
        <draw:custom-shape draw:style-name="gr6" draw:text-style-name="P2" draw:layer="layout" svg:width="1.189cm" svg:height="1.189cm" svg:x="7.8cm" svg:y="16.4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8.24cm" svg:y="16.89cm">
          <text:p/>
        </draw:circle>
        <draw:circle draw:style-name="gr4" draw:text-style-name="P2" draw:layer="layout" svg:width="0.31cm" svg:height="0.31cm" svg:x="9.842cm" svg:y="16.528cm">
          <text:p/>
        </draw:circle>
        <draw:circle draw:style-name="gr1" draw:text-style-name="P2" draw:layer="layout" svg:width="0.31cm" svg:height="0.309cm" svg:x="9.842cm" svg:y="17.251cm">
          <text:p/>
        </draw:circle>
        <draw:line draw:style-name="gr5" draw:text-style-name="P2" draw:layer="layout" svg:x1="8.808cm" svg:y1="16.683cm" svg:x2="9.841cm" svg:y2="16.683cm">
          <text:p/>
        </draw:line>
        <draw:circle draw:style-name="gr7" draw:text-style-name="P2" draw:layer="layout" svg:width="0.309cm" svg:height="0.309cm" svg:x="9.325cm" svg:y="16.89cm">
          <text:p/>
        </draw:circle>
        <draw:line draw:style-name="gr5" draw:text-style-name="P2" draw:layer="layout" svg:x1="9.014cm" svg:y1="17.044cm" svg:x2="9.324cm" svg:y2="17.044cm">
          <text:p/>
        </draw:line>
        <draw:line draw:style-name="gr5" draw:text-style-name="P2" draw:layer="layout" svg:x1="8.808cm" svg:y1="17.406cm" svg:x2="9.841cm" svg:y2="17.406cm">
          <text:p/>
        </draw:line>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line draw:style-name="gr8" draw:text-style-name="P2" draw:layer="layout" svg:x1="0.1cm" svg:y1="5.6cm" svg:x2="24.1cm" svg:y2="5.6cm">
          <text:p/>
        </draw:line>
        <draw:line draw:style-name="gr8" draw:text-style-name="P2" draw:layer="layout" svg:x1="0.1cm" svg:y1="13.6cm" svg:x2="24.1cm" svg:y2="13.6cm">
          <text:p/>
        </draw:line>
        <draw:frame draw:style-name="gr9" draw:text-style-name="P1" draw:layer="layout" svg:width="6.5cm" svg:height="1.55cm" svg:x="5.6cm" svg:y="1.8cm">
          <draw:text-box>
            <text:p text:style-name="P2"><text:span text:style-name="T1">Meta-Model</text:span></text:p>
          </draw:text-box>
        </draw:frame>
        <draw:frame draw:style-name="gr9" draw:text-style-name="P1" draw:layer="layout" svg:width="6.5cm" svg:height="1.55cm" svg:x="5.6cm" svg:y="9.8cm">
          <draw:text-box>
            <text:p text:style-name="P2"><text:span text:style-name="T1">Model</text:span></text:p>
          </draw:text-box>
        </draw:frame>
        <draw:frame draw:style-name="gr9" draw:text-style-name="P1" draw:layer="layout" svg:width="6.5cm" svg:height="1.55cm" svg:x="5.6cm" svg:y="17.8cm">
          <draw:text-box>
            <text:p text:style-name="P2"><text:span text:style-name="T1">Model Instance</text:span></text:p>
          </draw:text-box>
        </draw:frame>
        <draw:line draw:style-name="gr10" draw:text-style-name="P2" draw:layer="layout" svg:x1="8.85cm" svg:y1="8.1cm" svg:x2="8.85cm" svg:y2="3.1cm">
          <text:p/>
        </draw:line>
        <draw:frame draw:style-name="gr11" draw:text-style-name="P3" draw:layer="layout" svg:width="4.083cm" svg:height="0.806cm" svg:x="9.017cm" svg:y="4.5cm">
          <draw:text-box>
            <text:p><text:span text:style-name="T2">&lt;&lt;instance-of&gt;&gt;</text:span></text:p>
          </draw:text-box>
        </draw:frame>
        <draw:line draw:style-name="gr10" draw:text-style-name="P2" draw:layer="layout" svg:x1="8.85cm" svg:y1="16.1cm" svg:x2="8.85cm" svg:y2="11.1cm">
          <text:p/>
        </draw:line>
        <draw:frame draw:style-name="gr12" draw:text-style-name="P3" draw:layer="layout" svg:width="4.083cm" svg:height="0.806cm" svg:x="9.017cm" svg:y="12.5cm">
          <draw:text-box>
            <text:p><text:span text:style-name="T2">&lt;&lt;instance-of&gt;&gt;</text:span></text:p>
          </draw:text-box>
        </draw:frame>
        <draw:rect draw:style-name="gr1" draw:text-style-name="P1" draw:layer="layout" svg:width="6.5cm" svg:height="3cm" svg:x="17.1cm" svg:y="8.1cm">
          <text:p/>
        </draw:rect>
        <draw:rect draw:style-name="gr4" draw:text-style-name="P2" draw:layer="layout" svg:width="0.249cm" svg:height="0.249cm" svg:x="20.34cm" svg:y="8.524cm">
          <text:p/>
        </draw:rect>
        <draw:rect draw:style-name="gr4" draw:text-style-name="P2" draw:layer="layout" svg:width="0.249cm" svg:height="0.249cm" svg:x="20.34cm" svg:y="9.219cm">
          <text:p/>
        </draw:rect>
        <draw:rect draw:style-name="gr4" draw:text-style-name="P2" draw:layer="layout" svg:width="0.248cm" svg:height="0.247cm" svg:x="20.936cm" svg:y="8.873cm">
          <text:p/>
        </draw:rect>
        <draw:rect draw:style-name="gr4" draw:text-style-name="P2" draw:layer="layout" svg:width="0.248cm" svg:height="0.249cm" svg:x="21.532cm" svg:y="8.524cm">
          <text:p/>
        </draw:rect>
        <draw:line draw:style-name="gr3" draw:text-style-name="P2" draw:layer="layout" svg:x1="20.589cm" svg:y1="9.344cm" svg:x2="21.061cm" svg:y2="9.121cm">
          <text:p/>
        </draw:line>
        <draw:line draw:style-name="gr3" draw:text-style-name="P2" draw:layer="layout" svg:x1="20.589cm" svg:y1="8.649cm" svg:x2="21.061cm" svg:y2="8.872cm">
          <text:p/>
        </draw:line>
        <draw:line draw:style-name="gr3" draw:text-style-name="P2" draw:layer="layout" svg:x1="21.184cm" svg:y1="8.996cm" svg:x2="21.656cm" svg:y2="8.996cm">
          <text:p/>
        </draw:line>
        <draw:line draw:style-name="gr3" draw:text-style-name="P2" draw:layer="layout" svg:x1="21.656cm" svg:y1="8.773cm" svg:x2="21.656cm" svg:y2="8.996cm">
          <text:p/>
        </draw:line>
        <draw:circle draw:style-name="gr4" draw:text-style-name="P2" draw:layer="layout" svg:width="0.298cm" svg:height="0.298cm" svg:x="19.496cm" svg:y="8.5cm">
          <text:p/>
        </draw:circle>
        <draw:circle draw:style-name="gr1" draw:text-style-name="P2" draw:layer="layout" svg:width="0.298cm" svg:height="0.298cm" svg:x="19.496cm" svg:y="9.195cm">
          <text:p/>
        </draw:circle>
        <draw:line draw:style-name="gr5" draw:text-style-name="P2" draw:layer="layout" svg:x1="19.794cm" svg:y1="8.649cm" svg:x2="20.34cm" svg:y2="8.649cm">
          <text:p/>
        </draw:line>
        <draw:line draw:style-name="gr5" draw:text-style-name="P2" draw:layer="layout" svg:x1="19.794cm" svg:y1="9.344cm" svg:x2="20.34cm" svg:y2="9.344cm">
          <text:p/>
        </draw:line>
        <draw:circle draw:style-name="gr7" draw:text-style-name="P2" draw:layer="layout" svg:width="0.298cm" svg:height="0.297cm" svg:x="19cm" svg:y="8.848cm">
          <text:p/>
        </draw:circle>
        <draw:line draw:style-name="gr5" draw:text-style-name="P2" draw:layer="layout" svg:x1="19.298cm" svg:y1="8.996cm" svg:x2="20.936cm" svg:y2="8.996cm">
          <text:p/>
        </draw:line>
        <draw:frame draw:style-name="gr9" draw:text-style-name="P1" draw:layer="layout" svg:width="6.5cm" svg:height="1.55cm" svg:x="17.1cm" svg:y="9.8cm">
          <draw:text-box>
            <text:p text:style-name="P2"><text:span text:style-name="T1">OCL Constraints</text:span></text:p>
          </draw:text-box>
        </draw:frame>
        <draw:line draw:style-name="gr10" draw:text-style-name="P2" draw:layer="layout" svg:x1="17.1cm" svg:y1="9.6cm" svg:x2="12.1cm" svg:y2="9.6cm">
          <text:p/>
        </draw:line>
        <draw:frame draw:style-name="gr12" draw:text-style-name="P3" draw:layer="layout" svg:width="3.144cm" svg:height="0.806cm" svg:x="13.056cm" svg:y="8.69cm">
          <draw:text-box>
            <text:p><text:span text:style-name="T2">&lt;&lt;refines&gt;&gt;</text:span></text:p>
          </draw:text-box>
        </draw:frame>
        <draw:line draw:style-name="gr10" draw:text-style-name="P2" draw:layer="layout" svg:x1="20.35cm" svg:y1="17.6cm" svg:x2="12.1cm" svg:y2="17.6cm">
          <text:p/>
        </draw:line>
        <draw:frame draw:style-name="gr12" draw:text-style-name="P3" draw:layer="layout" svg:width="5.392cm" svg:height="0.806cm" svg:x="14.908cm" svg:y="16.69cm">
          <draw:text-box>
            <text:p><text:span text:style-name="T2">&lt;&lt;are-evaluated-on&gt;&gt;</text:span></text:p>
          </draw:text-box>
        </draw:frame>
        <draw:line draw:style-name="gr13" draw:text-style-name="P2" draw:layer="layout" svg:x1="20.35cm" svg:y1="17.6cm" svg:x2="20.36cm" svg:y2="11.1cm">
          <text:p/>
        </draw:line>
        <draw:frame draw:style-name="gr9" draw:text-style-name="P5" draw:layer="layout" svg:width="6.5cm" svg:height="1.55cm" svg:x="0.3cm" svg:y="1.2cm">
          <draw:text-box>
            <text:p text:style-name="P4"><text:span text:style-name="T3">Mn+1</text:span></text:p>
          </draw:text-box>
        </draw:frame>
        <draw:frame draw:style-name="gr9" draw:text-style-name="P5" draw:layer="layout" svg:width="6.5cm" svg:height="1.55cm" svg:x="0.3cm" svg:y="9.2cm">
          <draw:text-box>
            <text:p text:style-name="P4"><text:span text:style-name="T3">Mn</text:span></text:p>
          </draw:text-box>
        </draw:frame>
        <draw:frame draw:style-name="gr9" draw:text-style-name="P5" draw:layer="layout" svg:width="6.5cm" svg:height="1.55cm" svg:x="0.3cm" svg:y="17.2cm">
          <draw:text-box>
            <text:p text:style-name="P4"><text:span text:style-name="T3">Mn-1</text:span></text:p>
          </draw:text-box>
        </draw:frame>
        <draw:rect draw:style-name="gr1" draw:text-style-name="P1" draw:layer="layout" svg:width="6.5cm" svg:height="3cm" svg:x="17.1cm" svg:y="0.1cm">
          <text:p/>
        </draw:rect>
        <draw:rect draw:style-name="gr1" draw:text-style-name="P2" draw:layer="layout" svg:width="0.263cm" svg:height="0.264cm" svg:x="20.832cm" svg:y="0.668cm">
          <text:p/>
        </draw:rect>
        <draw:rect draw:style-name="gr1" draw:text-style-name="P2" draw:layer="layout" svg:width="0.263cm" svg:height="0.263cm" svg:x="21.463cm" svg:y="1.037cm">
          <text:p/>
        </draw:rect>
        <draw:line draw:style-name="gr1" draw:text-style-name="P2" draw:layer="layout" svg:x1="20.463cm" svg:y1="1.169cm" svg:x2="20.963cm" svg:y2="0.932cm">
          <text:p/>
        </draw:line>
        <draw:line draw:style-name="gr1" draw:text-style-name="P2" draw:layer="layout" svg:x1="20.463cm" svg:y1="0.432cm" svg:x2="20.963cm" svg:y2="0.669cm">
          <text:p/>
        </draw:line>
        <draw:line draw:style-name="gr1" draw:text-style-name="P2" draw:layer="layout" svg:x1="21.095cm" svg:y1="0.8cm" svg:x2="21.595cm" svg:y2="0.8cm">
          <text:p/>
        </draw:line>
        <draw:line draw:style-name="gr1" draw:text-style-name="P2" draw:layer="layout" svg:x1="21.595cm" svg:y1="0.8cm" svg:x2="21.595cm" svg:y2="1.037cm">
          <text:p/>
        </draw:line>
        <draw:rect draw:style-name="gr1" draw:text-style-name="P2" draw:layer="layout" svg:width="0.263cm" svg:height="0.263cm" svg:x="20.2cm" svg:y="0.3cm">
          <text:p/>
        </draw:rect>
        <draw:rect draw:style-name="gr1" draw:text-style-name="P2" draw:layer="layout" svg:width="0.263cm" svg:height="0.263cm" svg:x="20.2cm" svg:y="1.037cm">
          <text:p/>
        </draw:rect>
        <draw:rect draw:style-name="gr1" draw:text-style-name="P2" draw:layer="layout" svg:width="0.263cm" svg:height="0.264cm" svg:x="20.832cm" svg:y="0.668cm">
          <text:p/>
        </draw:rect>
        <draw:rect draw:style-name="gr1" draw:text-style-name="P2" draw:layer="layout" svg:width="0.263cm" svg:height="0.263cm" svg:x="21.463cm" svg:y="1.037cm">
          <text:p/>
        </draw:rect>
        <draw:line draw:style-name="gr1" draw:text-style-name="P2" draw:layer="layout" svg:x1="21.095cm" svg:y1="0.8cm" svg:x2="21.595cm" svg:y2="0.8cm">
          <text:p/>
        </draw:line>
        <draw:line draw:style-name="gr1" draw:text-style-name="P2" draw:layer="layout" svg:x1="21.595cm" svg:y1="0.8cm" svg:x2="21.595cm" svg:y2="1.037cm">
          <text:p/>
        </draw:line>
        <draw:frame draw:style-name="gr9" draw:text-style-name="P1" draw:layer="layout" svg:width="6.5cm" svg:height="1.835cm" svg:x="17.1cm" svg:y="1.3cm">
          <draw:text-box>
            <text:p text:style-name="P2"><text:span text:style-name="T1">OCL </text:span><text:span text:style-name="T1"><text:line-break/></text:span><text:span text:style-name="T1">Abstract Syntax</text:span></text:p>
          </draw:text-box>
        </draw:frame>
        <draw:line draw:style-name="gr10" draw:text-style-name="P2" draw:layer="layout" svg:x1="20.35cm" svg:y1="8.1cm" svg:x2="20.35cm" svg:y2="3.1cm">
          <text:p/>
        </draw:line>
        <draw:frame draw:style-name="gr12" draw:text-style-name="P3" draw:layer="layout" svg:width="4.083cm" svg:height="0.806cm" svg:x="16.117cm" svg:y="4.5cm">
          <draw:text-box>
            <text:p><text:span text:style-name="T2">&lt;&lt;instance-of&gt;&gt;</text:span></text:p>
          </draw:text-box>
        </draw:frame>
        <draw:line draw:style-name="gr5" draw:text-style-name="P2" draw:layer="layout" svg:x1="19.694cm" svg:y1="0.45cm" svg:x2="20.24cm" svg:y2="0.45cm">
          <text:p/>
        </draw:line>
        <draw:line draw:style-name="gr5" draw:text-style-name="P2" draw:layer="layout" svg:x1="19.694cm" svg:y1="1.145cm" svg:x2="20.24cm" svg:y2="1.145cm">
          <text:p/>
        </draw:line>
        <draw:line draw:style-name="gr5" draw:text-style-name="P2" draw:layer="layout" svg:x1="19.198cm" svg:y1="0.797cm" svg:x2="20.836cm" svg:y2="0.797cm">
          <text:p/>
        </draw:line>
        <draw:rect draw:style-name="gr2" draw:text-style-name="P2" draw:layer="layout" svg:width="0.263cm" svg:height="0.263cm" svg:x="19.601cm" svg:y="0.3cm">
          <text:p/>
        </draw:rect>
        <draw:rect draw:style-name="gr2" draw:text-style-name="P2" draw:layer="layout" svg:width="0.263cm" svg:height="0.263cm" svg:x="19.601cm" svg:y="1.037cm">
          <text:p/>
        </draw:rect>
        <draw:rect draw:style-name="gr2" draw:text-style-name="P2" draw:layer="layout" svg:width="0.263cm" svg:height="0.264cm" svg:x="19.133cm" svg:y="0.668cm">
          <text:p/>
        </draw:rect>
        <draw:line draw:style-name="gr10" draw:text-style-name="P2" draw:layer="layout" svg:x1="17.1cm" svg:y1="1.7cm" svg:x2="12.1cm" svg:y2="1.7cm">
          <text:p/>
        </draw:line>
        <draw:frame draw:style-name="gr12" draw:text-style-name="P3" draw:layer="layout" svg:width="3.385cm" svg:height="0.806cm" svg:x="13.1cm" svg:y="0.794cm">
          <draw:text-box>
            <text:p><text:span text:style-name="T2">&lt;&lt;extends&gt;&g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Linienende_20_1" draw:display-name="Linienende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ienstil_20_1" draw:display-name="Linienstil 1" draw:style="rect" draw:dots1="1" draw:dots1-length="300%" draw:distance="3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24.2cm" fo:page-height="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laas Wilke</meta:initial-creator>
    <meta:creation-date>2009-04-13T16:47:23.23</meta:creation-date>
    <dc:date>2010-03-19T13:16:49.90</dc:date>
    <dc:creator>Claas Wilke</dc:creator>
    <meta:editing-duration>PT01H11M39S</meta:editing-duration>
    <meta:editing-cycles>31</meta:editing-cycles>
    <meta:generator>OpenOffice.org/3.2$Win32 OpenOffice.org_project/320m12$Build-9483</meta:generator>
    <meta:document-statistic meta:object-count="100"/>
    <meta:user-defined meta:name="Info 1"/>
    <meta:user-defined meta:name="Info 2"/>
    <meta:user-defined meta:name="Info 3"/>
    <meta:user-defined meta:name="Info 4"/>
  </office:meta>
</office:document-meta>
</file>